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7" style:family="paragraph" style:parent-style-name="Standard">
      <style:paragraph-properties fo:margin-top="0.139in" fo:margin-bottom="0in" loext:contextual-spacing="false" fo:line-height="125%" fo:orphans="2" fo:widows="2"/>
    </style:style>
    <style:style style:name="P8" style:family="paragraph" style:parent-style-name="Standard">
      <style:paragraph-properties fo:margin-top="0.1665in" fo:margin-bottom="0.1665in" loext:contextual-spacing="false" fo:line-height="100%"/>
    </style:style>
    <style:style style:name="P9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Title" style:master-page-name="First_20_Page">
      <style:paragraph-properties fo:margin-top="1in" fo:margin-bottom="0in" loext:contextual-spacing="false" fo:line-height="100%" fo:text-align="start" style:justify-single-word="false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bookmark text:name="_aczyuw2yex2w"/><text:span text:style-name="T1">Desarrollo de Interfaces</text:span><text:span text:style-name="T2"><text:line-break/></text:span><text:span text:style-name="T3">Unidad 07. Actividades no evaluabl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6"/>
      <text:p text:style-name="P7"><text:span text:style-name="T5">Autor: Sergi García</text:span></text:p>
      <text:p text:style-name="P4"><text:span text:style-name="T5">Actualizado Septiembre 2025</text:span><draw:frame draw:style-name="fr3" draw:name="image1.png" text:anchor-type="char" svg:x="3.052in" svg:y="0.1146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/>
      <text:p text:style-name="P4"><text:span text:style-name="T6">Unidad 07. Actividades no evaluables 01</text:span></text:p>
      <text:p text:style-name="Heading_20_2"><text:bookmark text:name="_uv0xgzagsffy"/>Actividad 01</text:p>
      <text:p text:style-name="P8">El objetivo de esta actividad es familiarizarse con la plataforma <text:span text:style-name="T8">Exercism</text:span>, que permite aprender y practicar lenguajes de programación de manera guiada y con retroalimentación. En este caso, trabajaremos con el lenguaje <text:span text:style-name="T8">Dart</text:span>.</text:p>
      <text:p text:style-name="P8"><text:span text:style-name="T8">Instrucciones:</text:span></text:p>
      <text:list xml:id="list1285282498" text:style-name="WWNum1">
        <text:list-item>
          <text:p text:style-name="P9">Accede a la web 👉<text:a xlink:type="simple" xlink:href="https://exercism.org" text:style-name="ListLabel_20_10" text:visited-style-name="ListLabel_20_10"><text:span text:style-name="T9"> exercism.org</text:span></text:a>.</text:p>
        </text:list-item>
        <text:list-item>
          <text:p text:style-name="P10">Regístrate haciendo clic en <text:span text:style-name="T8">“Sign up”</text:span>, utilizando tu cuenta de GitHub o bien tu correo electrónico.</text:p>
        </text:list-item>
        <text:list-item>
          <text:p text:style-name="P10">Una vez dentro de la plataforma, busca el track de <text:span text:style-name="T8">Dart</text:span> y selecciona la opción <text:span text:style-name="T8">“Join Track”</text:span> para unirte.</text:p>
        </text:list-item>
        <text:list-item>
          <text:p text:style-name="P10">Elige un primer ejercicio. Se recomienda comenzar por los retos introductorios, ya que están pensados para afianzar los conceptos básicos del lenguaje.</text:p>
        </text:list-item>
        <text:list-item>
          <text:p text:style-name="P10">Descarga o realiza el ejercicio en la propia plataforma y resuélvelo siguiendo las indicaciones.</text:p>
        </text:list-item>
        <text:list-item>
          <text:p text:style-name="P11">Si surgen dudas, utiliza los foros del módulo para plantearlas y compartir soluciones.</text:p>
        </text:list-item>
      </text:list>
      <text:p text:style-name="P8">🔗 <text:span text:style-name="T8">Acceso directo al track de Dart:</text:span> <text:a xlink:type="simple" xlink:href="http://exercism.org/tracks/dart" text:style-name="ListLabel_20_10" text:visited-style-name="ListLabel_20_10"><text:span text:style-name="T9">exercism.org/tracks/dart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6</text:span></text:p>
      </style:header>
      <style:footer>
        <text:p text:style-name="MP4"><text:span text:style-name="MT1">CFGS DAM/DAW<text:tab/><text:tab/>Unidades 01 a 06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1" meta:paragraph-count="17" meta:word-count="175" meta:character-count="1114" meta:non-whitespace-character-count="959"/>
    <meta:generator>LibreOfficeDev/6.0.5.2$Linux_X86_64 LibreOffice_project/</meta:generator>
  </office:meta>
</office:document-meta>
</file>